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2010000000C00000011B350A841.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dash" draw:stroke-dash="Ultrafine_20_Dashed" svg:stroke-color="#808080" draw:fill="solid" draw:fill-color="#ffffff"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dash" draw:stroke-dash="Ultrafine_20_Dashed" svg:stroke-color="#000000" draw:fill="solid" draw:fill-color="#e6e6ff" draw:textarea-horizontal-align="justify" draw:textarea-vertical-align="middle" draw:auto-grow-height="false"/>
    </style:style>
    <style:style style:name="gr4" style:family="graphic" style:parent-style-name="standard">
      <style:graphic-properties draw:stroke="solid" draw:stroke-dash="Ultrafine_20_Dashed" svg:stroke-color="#000000" draw:fill="solid" draw:fill-color="#e6e6e6" draw:textarea-horizontal-align="justify" draw:textarea-vertical-align="middle" draw:auto-grow-height="false"/>
    </style:style>
    <style:style style:name="gr5" style:family="graphic" style:parent-style-name="standard">
      <style:graphic-properties svg:stroke-color="#999999" draw:fill="solid" draw:fill-color="#e6e6ff" draw:textarea-horizontal-align="justify" draw:textarea-vertical-align="middle" draw:auto-grow-height="false"/>
    </style:style>
    <style:style style:name="gr6" style:family="graphic" style:parent-style-name="standard">
      <style:graphic-properties svg:stroke-color="#999999" draw:fill="solid" draw:fill-color="#ffffff" draw:textarea-horizontal-align="justify" draw:textarea-vertical-align="middle" draw:auto-grow-height="false"/>
    </style:style>
    <style:style style:name="gr7" style:family="graphic" style:parent-style-name="standard">
      <style:graphic-properties svg:stroke-color="#000000" draw:fill="solid" draw:fill-color="#e6e6ff" draw:textarea-horizontal-align="justify" draw:textarea-vertical-align="middle" draw:auto-grow-height="false"/>
    </style:style>
    <style:style style:name="gr8" style:family="graphic" style:parent-style-name="standard">
      <style:graphic-properties svg:stroke-color="#000000" draw:marker-end="Arrow" draw:marker-end-width="0.3cm" draw:fill="solid" draw:fill-color="#e6e6ff"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3.179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11" style:family="graphic" style:parent-style-name="standard">
      <style:graphic-properties svg:stroke-color="#000000" draw:fill="solid" draw:fill-color="#e6e6ff" draw:textarea-horizontal-align="justify" draw:textarea-vertical-align="middle" draw:auto-grow-height="false"/>
    </style:style>
    <style:style style:name="gr12" style:family="graphic" style:parent-style-name="standard">
      <style:graphic-properties svg:stroke-color="#000000" draw:fill="solid" draw:fill-color="#e6e6ff" draw:textarea-horizontal-align="justify" draw:textarea-vertical-align="middle" draw:auto-grow-height="false" fo:min-height="0cm" fo:min-width="0cm" fo:wrap-option="no-wrap"/>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color="#000000" draw:marker-end="Arrow" draw:marker-end-width="0.3cm" draw:textarea-horizontal-align="center" draw:textarea-vertical-align="middle"/>
    </style:style>
    <style:style style:name="P1" style:family="paragraph">
      <style:paragraph-properties fo:text-align="center"/>
      <style:text-properties fo:font-size="10pt" style:font-size-asian="10pt" style:font-size-complex="10pt"/>
    </style:style>
    <style:style style:name="P2" style:family="paragraph">
      <style:text-properties fo:font-size="10pt" fo:font-weight="normal" style:font-size-asian="10pt" style:font-weight-asian="normal" style:font-size-complex="10pt" style:font-weight-complex="normal"/>
    </style:style>
    <style:style style:name="P3" style:family="paragraph">
      <style:paragraph-properties fo:text-align="center"/>
    </style:style>
    <style:style style:name="P4" style:family="paragraph">
      <style:paragraph-properties fo:text-align="center"/>
      <style:text-properties fo:font-size="10pt" fo:font-weight="normal" style:font-size-asian="10pt" style:font-weight-asian="normal" style:font-size-complex="10pt" style:font-weight-complex="normal"/>
    </style:style>
    <style:style style:name="P5" style:family="paragraph">
      <style:text-properties fo:font-size="10pt" style:font-size-asian="10pt" style:font-size-complex="10pt"/>
    </style:style>
    <style:style style:name="P6" style:family="paragraph">
      <style:text-properties fo:font-size="10pt" fo:font-weight="bold" style:font-size-asian="10pt" style:font-weight-asian="bold" style:font-size-complex="10pt" style:font-weight-complex="bold"/>
    </style:style>
    <style:style style:name="P7" style:family="paragraph">
      <style:paragraph-properties fo:text-align="center"/>
      <style:text-properties fo:font-size="10pt" fo:font-weight="bold" style:font-size-asian="10pt" style:font-weight-asian="bold" style:font-size-complex="10pt" style:font-weight-complex="bold"/>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What is Software Security" draw:style-name="dp1" draw:master-page-name="Default">
        <draw:custom-shape draw:style-name="gr1" draw:text-style-name="P1" draw:layer="layout" svg:width="7.874cm" svg:height="4.572cm" svg:x="1.508cm" svg:y="1.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567cm" svg:height="0.645cm" svg:x="3.667cm" svg:y="1.752cm">
          <draw:text-box>
            <text:p><text:span text:style-name="T1">Information security</text:span></text:p>
          </draw:text-box>
        </draw:frame>
        <draw:custom-shape draw:style-name="gr3" draw:text-style-name="P1" draw:layer="layout" svg:width="6.223cm" svg:height="2.794cm" svg:x="2.397cm" svg:y="2.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4.699cm" svg:height="1.016cm" svg:x="3.159cm" svg:y="3.921cm">
          <text:p text:style-name="P3"><text:span text:style-name="T1">Software secur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351cm" svg:height="0.645cm" svg:x="3.794cm" svg:y="3.032cm">
          <draw:text-box>
            <text:p><text:span text:style-name="T1">Computer security</text:span></text:p>
          </draw:text-box>
        </draw:frame>
      </draw:page>
      <draw:page draw:name="CIA Triad" draw:style-name="dp1" draw:master-page-name="Default">
        <draw:frame draw:style-name="gr2" draw:text-style-name="P5" draw:layer="layout" svg:width="2.691cm" svg:height="0.645cm" svg:x="4.163cm" svg:y="6.705cm">
          <draw:text-box>
            <text:p><text:span text:style-name="T2">Confidentiality</text:span></text:p>
          </draw:text-box>
        </draw:frame>
        <draw:frame draw:style-name="gr2" draw:text-style-name="P5" draw:layer="layout" svg:width="2.132cm" svg:height="0.645cm" svg:x="1.408cm" svg:y="3.64cm">
          <draw:text-box>
            <text:p><text:span text:style-name="T2">Availability</text:span></text:p>
          </draw:text-box>
        </draw:frame>
        <draw:frame draw:style-name="gr2" draw:text-style-name="P5" draw:layer="layout" svg:width="1.738cm" svg:height="0.645cm" svg:x="7.263cm" svg:y="3.64cm">
          <draw:text-box>
            <text:p><text:span text:style-name="T2">Integrity</text:span></text:p>
          </draw:text-box>
        </draw:frame>
        <draw:custom-shape draw:style-name="gr5" draw:text-style-name="P1" draw:layer="layout" svg:width="5.715cm" svg:height="4.928cm" svg:x="2.651cm" svg:y="1.498cm">
          <text:p/>
          <draw:enhanced-geometry svg:viewBox="0 0 21600 21600" draw:glue-points="10800 0 ?f1 10800 0 21600 10800 21600 21600 21600 ?f7 10800" draw:text-areas="?f1 10800 ?f2 18000 ?f3 7200 ?f4 21600" draw:type="isosceles-triangle" draw:modifiers="10542.204164550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 draw:layer="layout" svg:width="3.81cm" svg:height="3.277cm" svg:x="3.54cm" svg:y="2.65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1.793cm" svg:height="1.433cm" svg:x="4.556cm" svg:y="4.012cm">
          <draw:text-box>
            <text:p text:style-name="P3"><text:span text:style-name="T2">Data</text:span></text:p>
            <text:p text:style-name="P3"><text:span text:style-name="T2">and</text:span></text:p>
            <text:p text:style-name="P3"><text:span text:style-name="T2">services</text:span></text:p>
          </draw:text-box>
        </draw:frame>
      </draw:page>
      <draw:page draw:name="page3" draw:style-name="dp1" draw:master-page-name="Default">
        <draw:custom-shape draw:style-name="gr7" draw:text-style-name="P3" xml:id="id2" draw:id="id2" draw:layer="layout" svg:width="0.683cm" svg:height="0.732cm" svg:x="11.444cm" svg:y="1.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xml:id="id1" draw:id="id1" draw:layer="layout" svg:width="0.683cm" svg:height="0.729cm" svg:x="6.599cm" svg:y="1.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3" draw:layer="layout" draw:type="line" svg:x1="7.282cm" svg:y1="1.586cm" svg:x2="11.444cm" svg:y2="1.587cm" draw:start-shape="id1" draw:start-glue-point="10" draw:end-shape="id2" draw:end-glue-point="6" svg:d="m7282 1586 4162 1">
          <text:p/>
        </draw:connector>
        <draw:frame draw:style-name="gr2" draw:text-style-name="P1" draw:layer="layout" svg:width="2.267cm" svg:height="1.039cm" svg:x="5.807cm" svg:y="1.856cm">
          <draw:text-box>
            <text:p text:style-name="P3"><text:span text:style-name="T2">Information</text:span></text:p>
            <text:p text:style-name="P3"><text:span text:style-name="T2">source</text:span></text:p>
          </draw:text-box>
        </draw:frame>
        <draw:frame draw:style-name="gr2" draw:text-style-name="P1" draw:layer="layout" svg:width="2.267cm" svg:height="1.039cm" svg:x="10.652cm" svg:y="1.856cm">
          <draw:text-box>
            <text:p text:style-name="P3"><text:span text:style-name="T2">Information</text:span></text:p>
            <text:p text:style-name="P3"><text:span text:style-name="T2">destination</text:span></text:p>
          </draw:text-box>
        </draw:frame>
        <draw:frame draw:style-name="gr9" draw:text-style-name="P6" draw:layer="layout" svg:width="3.05cm" svg:height="0.645cm" svg:x="7.712cm" svg:y="2.491cm">
          <draw:text-box>
            <text:p><text:span text:style-name="T3">(a) Normal flow</text:span></text:p>
          </draw:text-box>
        </draw:frame>
        <draw:custom-shape draw:style-name="gr7" draw:text-style-name="P3" xml:id="id4" draw:id="id4" draw:layer="layout" svg:width="0.683cm" svg:height="0.732cm" svg:x="7.38cm" svg:y="3.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xml:id="id3" draw:id="id3" draw:layer="layout" svg:width="0.683cm" svg:height="0.729cm" svg:x="2.535cm" svg:y="3.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3" draw:layer="layout" draw:type="line" svg:x1="3.218cm" svg:y1="4.009cm" svg:x2="7.38cm" svg:y2="4.01cm" draw:start-shape="id3" draw:start-glue-point="10" draw:end-shape="id4" draw:end-glue-point="6" svg:d="m3218 4009 4162 1">
          <text:p/>
        </draw:connector>
        <draw:frame draw:style-name="gr2" draw:text-style-name="P1" draw:layer="layout" svg:width="2.267cm" svg:height="1.039cm" svg:x="1.743cm" svg:y="4.279cm">
          <draw:text-box>
            <text:p text:style-name="P3"><text:span text:style-name="T2">Information</text:span></text:p>
            <text:p text:style-name="P3"><text:span text:style-name="T2">source</text:span></text:p>
          </draw:text-box>
        </draw:frame>
        <draw:frame draw:style-name="gr2" draw:text-style-name="P1" draw:layer="layout" svg:width="2.267cm" svg:height="1.039cm" svg:x="6.588cm" svg:y="4.279cm">
          <draw:text-box>
            <text:p text:style-name="P3"><text:span text:style-name="T2">Information</text:span></text:p>
            <text:p text:style-name="P3"><text:span text:style-name="T2">destination</text:span></text:p>
          </draw:text-box>
        </draw:frame>
        <draw:frame draw:style-name="gr2" draw:text-style-name="P6" draw:layer="layout" svg:width="3.067cm" svg:height="0.645cm" svg:x="3.521cm" svg:y="5.549cm">
          <draw:text-box>
            <text:p><text:span text:style-name="T3">(b) Interception</text:span></text:p>
          </draw:text-box>
        </draw:frame>
        <draw:custom-shape draw:style-name="gr7" draw:text-style-name="P3" xml:id="id5" draw:id="id5" draw:layer="layout" svg:width="0.762cm" svg:height="0.772cm" svg:x="4.673cm" svg:y="4.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curve" svg:x1="3.218cm" svg:y1="4.009cm" svg:x2="5.054cm" svg:y2="4.777cm" draw:start-shape="id3" draw:start-glue-point="10" draw:end-shape="id5" draw:end-glue-point="4" svg:d="m3218 4009c1224 0 1836 256 1836 768">
          <text:p/>
        </draw:connector>
        <draw:custom-shape draw:style-name="gr7" draw:text-style-name="P3" xml:id="id10" draw:id="id10" draw:layer="layout" svg:width="0.81cm" svg:height="0.742cm" svg:x="14.663cm" svg:y="3.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xml:id="id6" draw:id="id6" draw:layer="layout" svg:width="0.714cm" svg:height="0.739cm" svg:x="9.758cm" svg:y="3.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1" draw:layer="layout" svg:width="2.267cm" svg:height="1.039cm" svg:x="8.982cm" svg:y="4.279cm">
          <draw:text-box>
            <text:p text:style-name="P3"><text:span text:style-name="T2">Information</text:span></text:p>
            <text:p text:style-name="P3"><text:span text:style-name="T2">source</text:span></text:p>
          </draw:text-box>
        </draw:frame>
        <draw:frame draw:style-name="gr10" draw:text-style-name="P1" draw:layer="layout" svg:width="2.267cm" svg:height="1.039cm" svg:x="13.935cm" svg:y="4.256cm">
          <draw:text-box>
            <text:p text:style-name="P3"><text:span text:style-name="T2">Information</text:span></text:p>
            <text:p text:style-name="P3"><text:span text:style-name="T2">destination</text:span></text:p>
          </draw:text-box>
        </draw:frame>
        <draw:frame draw:style-name="gr2" draw:text-style-name="P6" draw:layer="layout" svg:width="3.114cm" svg:height="0.645cm" svg:x="10.948cm" svg:y="5.666cm">
          <draw:text-box>
            <text:p><text:span text:style-name="T3">(c) Modification</text:span></text:p>
          </draw:text-box>
        </draw:frame>
        <draw:custom-shape draw:style-name="gr7" draw:text-style-name="P3" xml:id="id7" draw:id="id7" draw:layer="layout" svg:width="0.762cm" svg:height="0.762cm" svg:x="12.03cm" svg:y="4.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curve" svg:x1="10.472cm" svg:y1="4.014cm" svg:x2="12.411cm" svg:y2="4.787cm" draw:start-shape="id6" draw:start-glue-point="10" draw:end-shape="id7" draw:end-glue-point="4" svg:d="m10472 4014c1293 0 1939 257 1939 773">
          <text:p/>
        </draw:connector>
        <draw:custom-shape draw:style-name="gr7" draw:text-style-name="P3" xml:id="id13" draw:id="id13" draw:layer="layout" svg:width="0.66cm" svg:height="0.722cm" svg:x="7.264cm" svg:y="6.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706cm" svg:height="0.719cm" svg:x="2.288cm" svg:y="6.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1" draw:layer="layout" svg:width="2.267cm" svg:height="1.039cm" svg:x="1.508cm" svg:y="7.04cm">
          <draw:text-box>
            <text:p text:style-name="P3"><text:span text:style-name="T2">Information</text:span></text:p>
            <text:p text:style-name="P3"><text:span text:style-name="T2">source</text:span></text:p>
          </draw:text-box>
        </draw:frame>
        <draw:frame draw:style-name="gr2" draw:text-style-name="P1" draw:layer="layout" svg:width="2.267cm" svg:height="1.039cm" svg:x="6.461cm" svg:y="7.063cm">
          <draw:text-box>
            <text:p text:style-name="P3"><text:span text:style-name="T2">Information</text:span></text:p>
            <text:p text:style-name="P3"><text:span text:style-name="T2">destination</text:span></text:p>
          </draw:text-box>
        </draw:frame>
        <draw:frame draw:style-name="gr2" draw:text-style-name="P6" draw:layer="layout" svg:width="2.949cm" svg:height="0.645cm" svg:x="3.394cm" svg:y="8.46cm">
          <draw:text-box>
            <text:p><text:span text:style-name="T3">(d) Fabrication</text:span></text:p>
          </draw:text-box>
        </draw:frame>
        <draw:custom-shape draw:style-name="gr7" draw:text-style-name="P3" xml:id="id12" draw:id="id12" draw:layer="layout" svg:width="0.739cm" svg:height="0.782cm" svg:x="4.56cm" svg:y="7.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787cm" svg:height="0.732cm" svg:x="14.567cm" svg:y="6.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xml:id="id8" draw:id="id8" draw:layer="layout" svg:width="0.706cm" svg:height="0.729cm" svg:x="9.781cm" svg:y="6.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1" draw:layer="layout" svg:width="2.267cm" svg:height="1.039cm" svg:x="9.001cm" svg:y="7.096cm">
          <draw:text-box>
            <text:p text:style-name="P3"><text:span text:style-name="T2">Information</text:span></text:p>
            <text:p text:style-name="P3"><text:span text:style-name="T2">source</text:span></text:p>
          </draw:text-box>
        </draw:frame>
        <draw:frame draw:style-name="gr2" draw:text-style-name="P1" draw:layer="layout" svg:width="2.267cm" svg:height="1.039cm" svg:x="13.827cm" svg:y="7.073cm">
          <draw:text-box>
            <text:p text:style-name="P3"><text:span text:style-name="T2">Information</text:span></text:p>
            <text:p text:style-name="P3"><text:span text:style-name="T2">destination</text:span></text:p>
          </draw:text-box>
        </draw:frame>
        <draw:frame draw:style-name="gr2" draw:text-style-name="P6" draw:layer="layout" svg:width="3.029cm" svg:height="0.645cm" svg:x="10.925cm" svg:y="8.46cm">
          <draw:text-box>
            <text:p><text:span text:style-name="T3">(d) Interruption</text:span></text:p>
          </draw:text-box>
        </draw:frame>
        <draw:custom-shape draw:style-name="gr7" draw:text-style-name="P3" xml:id="id9" draw:id="id9" draw:layer="layout" svg:width="0.739cm" svg:height="0.772cm" svg:x="11.945cm" svg:y="7.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curve" svg:x1="10.487cm" svg:y1="6.803cm" svg:x2="12.315cm" svg:y2="7.571cm" draw:start-shape="id8" draw:start-glue-point="10" draw:end-shape="id9" draw:end-glue-point="4" svg:d="m10487 6803c1219 0 1828 256 1828 768">
          <text:p/>
        </draw:connector>
        <draw:connector draw:style-name="gr8" draw:text-style-name="P1" draw:layer="layout" draw:type="curve" svg:x1="12.411cm" svg:y1="4.787cm" svg:x2="14.663cm" svg:y2="4.015cm" draw:start-shape="id7" draw:start-glue-point="4" draw:end-shape="id10" draw:end-glue-point="3" svg:d="m12411 4787c0-515 750-772 2252-772">
          <text:p/>
        </draw:connector>
        <draw:custom-shape draw:style-name="gr7" draw:text-style-name="P1" xml:id="id11" draw:id="id11" draw:layer="layout" svg:width="0.001cm" svg:height="0.66cm" svg:x="13.469cm" svg:y="6.498cm">
          <text:p/>
          <draw:enhanced-geometry svg:viewBox="0 0 21600 21600" draw:type="rectangle" draw:enhanced-path="M 0 0 L 21600 0 21600 21600 0 21600 0 0 Z N"/>
        </draw:custom-shape>
        <draw:connector draw:style-name="gr8" draw:text-style-name="P1" draw:layer="layout" draw:type="curve" svg:x1="10.487cm" svg:y1="6.803cm" svg:x2="13.469cm" svg:y2="6.828cm" draw:start-shape="id8" draw:start-glue-point="10" draw:end-shape="id11" draw:end-glue-point="3" svg:d="m10487 6803c2236 0 746 25 2982 25">
          <text:p/>
        </draw:connector>
        <draw:connector draw:style-name="gr8" draw:text-style-name="P1" draw:layer="layout" draw:type="curve" svg:x1="4.93cm" svg:y1="7.551cm" svg:x2="7.264cm" svg:y2="6.789cm" draw:start-shape="id12" draw:start-glue-point="4" draw:end-shape="id13" draw:end-glue-point="6" svg:d="m4930 7551c0-508 778-762 2334-762">
          <text:p/>
        </draw:connector>
      </draw:page>
      <draw:page draw:name="Architecture" draw:style-name="dp1" draw:master-page-name="Default">
        <draw:custom-shape draw:style-name="gr7" draw:text-style-name="P3" draw:layer="layout" svg:width="3.175cm" svg:height="1.27cm" svg:x="2.906cm" svg:y="1.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3.175cm" svg:height="1.27cm" svg:x="3.541cm" svg:y="1.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5.715cm" svg:height="1.27cm" svg:x="2.27cm" svg:y="10.017cm">
          <text:p text:style-name="P3"><text:span text:style-name="T2">Network technologies</text:span></text:p>
          <draw:enhanced-geometry svg:viewBox="0 0 21600 21600" draw:mirror-horizontal="false" draw:mirror-vertical="false" draw:type="rectangle" draw:enhanced-path="M 0 0 L 21600 0 21600 21600 0 21600 0 0 Z N"/>
        </draw:custom-shape>
        <draw:custom-shape draw:style-name="gr12" draw:text-style-name="P3" draw:layer="layout" svg:width="5.715cm" svg:height="4.445cm" svg:x="2.269cm" svg:y="5.3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3" draw:layer="layout" svg:width="4.445cm" svg:height="1.27cm" svg:x="2.27cm" svg:y="3.794cm">
          <text:p/>
          <draw:enhanced-geometry svg:viewBox="0 0 21600 21600" draw:type="rectangle" draw:enhanced-path="M 0 0 L 21600 0 21600 21600 0 21600 0 0 Z N"/>
        </draw:custom-shape>
        <draw:custom-shape draw:style-name="gr7" draw:text-style-name="P3" draw:layer="layout" svg:width="4.783cm" svg:height="1.27cm" svg:x="2.567cm" svg:y="3.497cm">
          <text:p/>
          <draw:enhanced-geometry svg:viewBox="0 0 21600 21600" draw:type="rectangle" draw:enhanced-path="M 0 0 L 21600 0 21600 21600 0 21600 0 0 Z N"/>
        </draw:custom-shape>
        <draw:custom-shape draw:style-name="gr11" draw:text-style-name="P1" draw:layer="layout" svg:width="5.121cm" svg:height="1.27cm" svg:x="2.864cm" svg:y="3.2cm">
          <text:p text:style-name="P3"><text:span text:style-name="T2">Middleware modules</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3.175cm" svg:height="1.27cm" svg:x="4.176cm" svg:y="1.637cm">
          <text:p text:style-name="P3"><text:span text:style-name="T2">Applica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2.081cm" svg:height="0.645cm" svg:x="2.905cm" svg:y="5.864cm">
          <draw:text-box>
            <text:p><text:span text:style-name="T2">PeerHood</text:span></text:p>
          </draw:text-box>
        </draw:frame>
        <draw:frame draw:style-name="gr13" draw:text-style-name="P3" xml:id="id14" draw:id="id14" draw:layer="layout" svg:width="0.422cm" svg:height="0.598cm" svg:x="4.387cm" svg:y="6.588cm">
          <draw:image xlink:href="Pictures/100002010000000C00000011B350A841.png" xlink:type="simple" xlink:show="embed" xlink:actuate="onLoad">
            <text:p/>
          </draw:image>
        </draw:frame>
        <draw:frame draw:style-name="gr13" draw:text-style-name="P3" xml:id="id16" draw:id="id16" draw:layer="layout" svg:width="0.422cm" svg:height="0.598cm" svg:x="3.119cm" svg:y="8.038cm">
          <draw:image xlink:href="Pictures/100002010000000C00000011B350A841.png" xlink:type="simple" xlink:show="embed" xlink:actuate="onLoad">
            <text:p/>
          </draw:image>
        </draw:frame>
        <draw:frame draw:style-name="gr13" draw:text-style-name="P3" xml:id="id17" draw:id="id17" draw:layer="layout" svg:width="0.422cm" svg:height="0.598cm" svg:x="5.444cm" svg:y="8.493cm">
          <draw:image xlink:href="Pictures/100002010000000C00000011B350A841.png" xlink:type="simple" xlink:show="embed" xlink:actuate="onLoad">
            <text:p/>
          </draw:image>
        </draw:frame>
        <draw:frame draw:style-name="gr13" draw:text-style-name="P3" xml:id="id15" draw:id="id15" draw:layer="layout" svg:width="0.422cm" svg:height="0.598cm" svg:x="6.714cm" svg:y="6.59cm">
          <draw:image xlink:href="Pictures/100002010000000C00000011B350A841.png" xlink:type="simple" xlink:show="embed" xlink:actuate="onLoad">
            <text:p/>
          </draw:image>
        </draw:frame>
        <draw:connector draw:style-name="gr14" draw:text-style-name="P3" draw:layer="layout" draw:type="line" svg:x1="4.809cm" svg:y1="6.887cm" svg:x2="6.714cm" svg:y2="6.889cm" draw:start-shape="id14" draw:start-glue-point="1" draw:end-shape="id15" draw:end-glue-point="3" svg:d="m4809 6887 1905 2">
          <text:p/>
        </draw:connector>
        <draw:connector draw:style-name="gr14" draw:text-style-name="P3" draw:layer="layout" draw:type="line" svg:x1="4.387cm" svg:y1="6.887cm" svg:x2="3.33cm" svg:y2="8.038cm" draw:start-shape="id14" draw:start-glue-point="3" draw:end-shape="id16" draw:end-glue-point="0" svg:d="m4387 6887-1057 1151">
          <text:p/>
        </draw:connector>
        <draw:connector draw:style-name="gr14" draw:text-style-name="P3" draw:layer="layout" draw:type="line" svg:x1="4.598cm" svg:y1="7.186cm" svg:x2="5.655cm" svg:y2="8.493cm" draw:start-shape="id14" draw:start-glue-point="2" draw:end-shape="id17" draw:end-glue-point="0" svg:d="m4598 7186 1057 1307">
          <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gor Botian</meta:initial-creator>
    <meta:creation-date>2011-11-21T16:16:09</meta:creation-date>
    <meta:generator>LibreOffice/3.4$Linux LibreOffice_project/340m1$Build-402</meta:generator>
    <dc:date>2011-11-25T19:39:59</dc:date>
    <dc:creator>Igor Botian</dc:creator>
    <meta:editing-duration>PT5H15M31S</meta:editing-duration>
    <meta:editing-cycles>14</meta:editing-cycles>
    <meta:document-statistic meta:object-count="65"/>
  </office:meta>
</office:document-meta>
</file>